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  <style:font-face style:name="Times New Roman" svg:font-family="&quot;Times New Roman&quot;"/>
    <style:font-face style:name="Albatross" svg:font-family="Albatross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11pt" style:font-size-asian="11pt" style:font-size-complex="11pt"/>
    </style:style>
    <style:style style:name="ce5" style:family="table-cell" style:parent-style-name="Comma_32__91_0_93_" style:data-style-name="N37">
      <style:table-cell-properties fo:border-top="none" fo:border-bottom="none" fo:border-left="thin solid #000000" fo:border-right="none" style:vertical-align="middle" fo:background-color="#C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Comma_32__91_0_93_" style:data-style-name="N37">
      <style:table-cell-properties fo:border-top="none" fo:border-bottom="none" fo:border-left="none" fo:border-right="thin solid #000000" style:vertical-align="middle" fo:background-color="#C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Comma_32__91_0_93_" style:data-style-name="N37">
      <style:table-cell-properties fo:border-top="none" fo:border-bottom="none" fo:border-left="thin solid #000000" fo:border-right="none" style:vertical-align="middle" fo:background-color="#0070C0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Comma_32__91_0_93_" style:data-style-name="N37">
      <style:table-cell-properties fo:border-top="none" fo:border-bottom="none" fo:border-left="none" fo:border-right="thin solid #000000" style:vertical-align="middle" fo:background-color="#0070C0" style:repeat-content="fals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Comma_32__91_0_93_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Comma_32__91_0_93_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Comma_32__91_0_93_" style:data-style-name="N14">
      <style:table-cell-properties fo:border-top="thin solid #000000" fo:border-bottom="none" fo:border-left="thin solid #000000" fo:border-right="thin solid #000000" style:vertical-align="middle" fo:background-color="#C4BD97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Comma_32__91_0_93_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#EEECE1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Comma_32__91_0_93_" style:data-style-name="N0">
      <style:table-cell-properties fo:border-top="none" fo:border-bottom="none" fo:border-left="thin solid #000000" fo:border-right="none" style:vertical-align="middle" fo:wrap-option="wrap" fo:background-color="#EEECE1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Comma_32__91_0_93_" style:data-style-name="N0">
      <style:table-cell-properties fo:border-top="2pt solid #000000" fo:border-bottom="none" fo:border-left="thin solid #000000" fo:border-right="thin solid #000000" style:vertical-align="middle" fo:background-color="#EEECE1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Comma_32__91_0_93_" style:data-style-name="N14">
      <style:table-cell-properties fo:border-top="2pt solid #000000" fo:border-bottom="none" fo:border-left="thin solid #000000" fo:border-right="thin solid #000000" style:vertical-align="middle" fo:background-color="#C4BD97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Comma_32__91_0_93_" style:data-style-name="N13">
      <style:table-cell-properties fo:border-top="2pt solid #000000" fo:border-bottom="none" fo:border-left="thin solid #000000" fo:border-right="thin solid #000000" style:vertical-align="middle" fo:background-color="#C4BD97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Comma_32__91_0_93_" style:data-style-name="N0">
      <style:table-cell-properties fo:border-top="none" fo:border-bottom="none" fo:border-left="thin solid #000000" fo:border-right="thin solid #000000" style:vertical-align="middle" fo:background-color="#EEECE1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Excel_32_Built-in_32_Normal" style:data-style-name="N36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Comma_32__91_0_93_" style:data-style-name="N0">
      <style:table-cell-properties fo:border-top="2pt solid #000000" fo:border-bottom="2pt solid #000000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Comma_32__91_0_93_" style:data-style-name="N0">
      <style:table-cell-properties fo:border-top="2pt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Excel_32_Built-in_32_Normal" style:data-style-name="N36">
      <style:table-cell-properties fo:border-top="2pt solid #000000" fo:border-bottom="none" fo:border-left="thin solid #000000" fo:border-right="thin solid #000000" style:vertical-align="middle" fo:background-color="#EEECE1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Comma_32__91_0_93_" style:data-style-name="N0">
      <style:table-cell-properties fo:border-top="2pt solid #000000" fo:border-bottom="none" fo:border-left="thin solid #000000" fo:border-right="thin solid #000000" style:vertical-align="middle" fo:background-color="#EEECE1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Comma_32__91_0_93_" style:data-style-name="N14">
      <style:table-cell-properties fo:border-top="2pt solid #000000" fo:border-bottom="2pt solid #000000" fo:border-left="thin solid #000000" fo:border-right="thin solid #000000" style:vertical-align="middle" fo:background-color="#C4BD97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Comma_32__91_0_93_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Comma_32__91_0_93_" style:data-style-name="N14">
      <style:table-cell-properties fo:border-top="none" fo:border-bottom="none" fo:border-left="thin solid #000000" fo:border-right="thin solid #000000" style:vertical-align="middle" fo:background-color="#C4BD97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Comma_32__91_0_93_" style:data-style-name="N0">
      <style:table-cell-properties fo:border-top="2pt solid #000000" fo:border-bottom="thin solid #000000" fo:border-left="thin solid #000000" fo:border-right="thin solid #000000" style:vertical-align="middle" fo:background-color="#EEECE1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Comma_32__91_0_93_" style:data-style-name="N14">
      <style:table-cell-properties fo:border-top="2pt solid #000000" fo:border-bottom="thin solid #000000" fo:border-left="thin solid #000000" fo:border-right="thin solid #000000" style:vertical-align="middle" fo:background-color="#C4BD97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Comma_32__91_0_93_" style:data-style-name="N0">
      <style:table-cell-properties fo:border-top="none" fo:border-bottom="thin solid #000000" fo:border-left="thin solid #000000" fo:border-right="thin solid #000000" style:vertical-align="middle" fo:background-color="#EEECE1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2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36">
      <style:table-cell-properties style:vertical-align="middle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Albatross" style:font-name-asian="Albatross" style:font-name-complex="Albatross" fo:font-size="24pt" style:font-size-asian="24pt" style:font-size-complex="24pt"/>
    </style:style>
    <style:style style:name="ce35" style:family="table-cell" style:parent-style-name="Excel_32_Built-in_32_Normal" style:data-style-name="N36">
      <style:table-cell-properties fo:border="thin solid #000000" style:vertical-align="middle" fo:background-color="#632523" style:repeat-content="false"/>
      <style:paragraph-properties fo:text-align="center"/>
      <style:text-properties fo:color="#FFFF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6" style:family="table-cell" style:parent-style-name="Comma_32__91_0_93_" style:data-style-name="N37">
      <style:table-cell-properties fo:border-top="none" fo:border-bottom="none" fo:border-left="thin solid #000000" fo:border-right="thin solid #000000" style:vertical-align="middle" fo:background-color="#632523" style:repeat-content="false"/>
      <style:paragraph-properties fo:text-align="center"/>
      <style:text-properties fo:color="#FFFFFF" fo:font-weight="bold" style:font-weight-asian="bold" style:font-weight-complex="bold"/>
    </style:style>
    <style:style style:name="ce37" style:family="table-cell" style:parent-style-name="Comma_32__91_0_93_" style:data-style-name="N37">
      <style:table-cell-properties fo:border-top="none" fo:border-bottom="none" fo:border-left="thin solid #000000" fo:border-right="thin solid #000000" style:vertical-align="middle" fo:background-color="#00206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8" style:family="table-cell" style:parent-style-name="Comma_32__91_0_93_" style:data-style-name="N0">
      <style:table-cell-properties fo:border-top="2pt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9" style:family="table-cell" style:parent-style-name="Comma_32__91_0_93_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EEECE1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0" style:family="table-cell" style:parent-style-name="Comma_32__91_0_93_" style:data-style-name="N0">
      <style:table-cell-properties fo:border-top="2pt solid #000000" fo:border-bottom="2pt solid #000000" fo:border-left="thin solid #000000" fo:border-right="thin solid #000000" style:vertical-align="middle" fo:background-color="#EEECE1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Excel_32_Built-in_32_Normal" style:data-style-name="N36">
      <style:table-cell-properties fo:border-top="2pt solid #000000" fo:border-bottom="2pt solid #000000" fo:border-left="thin solid #000000" fo:border-right="thin solid #000000" style:vertical-align="middle" fo:background-color="#EEECE1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Comma_32__91_0_93_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EEECE1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EEECE1"/>
    </style:style>
    <style:style style:name="ce44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middle" fo:wrap-option="wrap" fo:background-color="#EEECE1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Excel_32_Built-in_32_Normal" style:data-style-name="N36">
      <style:table-cell-properties fo:border-top="2pt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Comma_32__91_0_93_" style:data-style-name="N0">
      <style:table-cell-properties fo:border-top="2pt solid #000000" fo:border-bottom="2pt solid #000000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Comma_32__91_0_93_" style:data-style-name="N0">
      <style:table-cell-properties fo:border-top="2pt solid #000000" fo:border-bottom="thin solid #D9D9D9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8" style:family="table-cell" style:parent-style-name="Comma_32__91_0_93_" style:data-style-name="N0">
      <style:table-cell-properties fo:border-top="2pt solid #000000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Excel_32_Built-in_32_Normal" style:data-style-name="N36">
      <style:table-cell-properties fo:border-top="thin solid #D9D9D9" fo:border-bottom="none" fo:border-left="thin solid #000000" fo:border-right="thin solid #000000"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1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53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</style:style>
    <style:style style:name="ce54" style:family="table-cell" style:parent-style-name="Excel_32_Built-in_32_Normal" style:data-style-name="N36">
      <style:table-cell-properties fo:border-top="none" fo:border-bottom="2pt solid #000000" fo:border-left="thin solid #000000" fo:border-right="thin solid #000000"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0.264583333333333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6.75pt" style:use-optimal-row-height="false" fo:break-before="auto"/>
    </style:style>
    <style:style style:name="ro2" style:family="table-row">
      <style:table-row-properties style:row-height="46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40.5pt" style:use-optimal-row-height="false" fo:break-before="auto"/>
    </style:style>
    <style:style style:name="ro6" style:family="table-row">
      <style:table-row-properties style:row-height="36.75pt" style:use-optimal-row-height="false" fo:break-before="auto"/>
    </style:style>
    <style:style style:name="ro7" style:family="table-row">
      <style:table-row-properties style:row-height="52.5pt" style:use-optimal-row-height="fals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54pt" style:use-optimal-row-height="false" fo:break-before="auto"/>
    </style:style>
    <style:style style:name="ro10" style:family="table-row">
      <style:table-row-properties style:row-height="37.5pt" style:use-optimal-row-height="false" fo:break-before="auto"/>
    </style:style>
    <style:style style:name="ro11" style:family="table-row">
      <style:table-row-properties style:row-height="38.25pt" style:use-optimal-row-height="false" fo:break-before="auto"/>
    </style:style>
    <style:style style:name="ro12" style:family="table-row">
      <style:table-row-properties style:row-height="39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number-columns-repeated="1011" table:default-cell-style-name="ce2"/>
        <table:table-column table:style-name="co7" table:number-columns-repeated="15360" table:default-cell-style-name="ce1"/>
        <table:table-row table:style-name="ro1">
          <table:table-cell table:number-columns-repeated="2" table:style-name="ce2"/>
          <table:table-cell table:number-columns-repeated="10" table:style-name="ce3"/>
          <table:table-cell table:number-columns-repeated="15" table:style-name="ce2"/>
          <table:table-cell table:number-columns-repeated="16357" table:style-name="ce1"/>
        </table:table-row>
        <table:table-row table:style-name="ro2">
          <table:table-cell office:value-type="string" table:number-columns-spanned="12" table:number-rows-spanned="1" table:style-name="ce34">
            <text:p>DATA PERBANDINGAN ALTAR KOTA SINGKAWANG</text:p>
          </table:table-cell>
          <table:covered-table-cell table:number-columns-repeated="11"/>
          <table:table-cell table:number-columns-repeated="15" table:style-name="ce2"/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3" table:style-name="ce35">
            <text:p>NO.</text:p>
          </table:table-cell>
          <table:table-cell office:value-type="string" table:number-columns-spanned="1" table:number-rows-spanned="3" table:style-name="ce35">
            <text:p>KETERANGAN</text:p>
          </table:table-cell>
          <table:table-cell office:value-type="string" table:number-columns-spanned="2" table:number-rows-spanned="2" table:style-name="ce36">
            <text:p>SINGKAWANG BARAT</text:p>
          </table:table-cell>
          <table:covered-table-cell/>
          <table:table-cell office:value-type="string" table:number-columns-spanned="2" table:number-rows-spanned="2" table:style-name="ce37">
            <text:p>SINGKAWANG TENGAH</text:p>
          </table:table-cell>
          <table:covered-table-cell/>
          <table:table-cell office:value-type="string" table:number-columns-spanned="2" table:number-rows-spanned="2" table:style-name="ce36">
            <text:p>SINGKAWANG TIMUR</text:p>
          </table:table-cell>
          <table:covered-table-cell/>
          <table:table-cell office:value-type="string" table:number-columns-spanned="2" table:number-rows-spanned="2" table:style-name="ce37">
            <text:p>SINGKAWANG UTARA</text:p>
          </table:table-cell>
          <table:covered-table-cell/>
          <table:table-cell office:value-type="string" table:number-columns-spanned="2" table:number-rows-spanned="2" table:style-name="ce36">
            <text:p>SINGKAWANG SELATAN</text:p>
          </table:table-cell>
          <table:covered-table-cell/>
          <table:table-cell table:number-columns-repeated="15" table:style-name="ce2"/>
          <table:table-cell table:number-columns-repeated="16357" table:style-name="ce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5" table:style-name="ce4"/>
          <table:table-cell table:number-columns-repeated="16357" table:style-name="ce1"/>
        </table:table-row>
        <table:table-row table:style-name="ro3">
          <table:covered-table-cell/>
          <table:covered-table-cell/>
          <table:table-cell office:value-type="string" table:style-name="ce5">
            <text:p>JUMLAH</text:p>
          </table:table-cell>
          <table:table-cell office:value-type="string" table:style-name="ce6">
            <text:p>(%)</text:p>
          </table:table-cell>
          <table:table-cell office:value-type="string" table:style-name="ce7">
            <text:p>JUMLAH</text:p>
          </table:table-cell>
          <table:table-cell office:value-type="string" table:style-name="ce8">
            <text:p>(%)</text:p>
          </table:table-cell>
          <table:table-cell office:value-type="string" table:style-name="ce5">
            <text:p>JUMLAH</text:p>
          </table:table-cell>
          <table:table-cell office:value-type="string" table:style-name="ce6">
            <text:p>(%)</text:p>
          </table:table-cell>
          <table:table-cell office:value-type="string" table:style-name="ce7">
            <text:p>JUMLAH</text:p>
          </table:table-cell>
          <table:table-cell office:value-type="string" table:style-name="ce8">
            <text:p>(%)</text:p>
          </table:table-cell>
          <table:table-cell office:value-type="string" table:style-name="ce5">
            <text:p>JUMLAH</text:p>
          </table:table-cell>
          <table:table-cell office:value-type="string" table:style-name="ce6">
            <text:p>(%)</text:p>
          </table:table-cell>
          <table:table-cell table:number-columns-repeated="15" table:style-name="ce2"/>
          <table:table-cell table:number-columns-repeated="16357" table:style-name="ce1"/>
        </table:table-row>
        <table:table-row table:style-name="ro4">
          <table:table-cell office:value-type="float" office:value="1" table:style-name="ce9">
            <text:p>1</text:p>
          </table:table-cell>
          <table:table-cell office:value-type="string" table:style-name="ce10">
            <text:p>Luas Wilayah</text:p>
          </table:table-cell>
          <table:table-cell office:value-type="string" table:style-name="ce11">
            <text:p>15,04 km2</text:p>
          </table:table-cell>
          <table:table-cell office:value-type="percentage" office:value="3.5799999999999998E-2" table:style-name="ce12">
            <text:p>3,58%</text:p>
          </table:table-cell>
          <table:table-cell office:value-type="string" table:style-name="ce11">
            <text:p>31,57 km2</text:p>
          </table:table-cell>
          <table:table-cell office:value-type="percentage" office:value="5.6599999999999998E-2" table:style-name="ce12">
            <text:p>5,66%</text:p>
          </table:table-cell>
          <table:table-cell office:value-type="string" table:style-name="ce11">
            <text:p>166,26 km2</text:p>
          </table:table-cell>
          <table:table-cell office:value-type="percentage" office:value="0.32990000000000003" table:style-name="ce12">
            <text:p>32,99%</text:p>
          </table:table-cell>
          <table:table-cell office:value-type="string" table:style-name="ce11">
            <text:p>66,65 km2</text:p>
          </table:table-cell>
          <table:table-cell office:value-type="percentage" office:value="0.13220000000000001" table:style-name="ce12">
            <text:p>13,22%</text:p>
          </table:table-cell>
          <table:table-cell office:value-type="string" table:style-name="ce13">
            <text:p>224,48 km2</text:p>
          </table:table-cell>
          <table:table-cell office:value-type="percentage" office:value="0.44540000000000002" table:style-name="ce12">
            <text:p>44,54%</text:p>
          </table:table-cell>
          <table:table-cell table:number-columns-repeated="16372" table:style-name="ce1"/>
        </table:table-row>
        <table:table-row table:style-name="ro5">
          <table:table-cell office:value-type="float" office:value="2" table:formula="msoxl:=A6+1" table:style-name="ce14">
            <text:p>2</text:p>
          </table:table-cell>
          <table:table-cell office:value-type="string" table:style-name="ce15">
            <text:p>Jumlah Penduduk (Sensus Penduduk 2020)</text:p>
          </table:table-cell>
          <table:table-cell office:value-type="float" office:value="55477" table:style-name="ce16">
            <text:p>55477</text:p>
          </table:table-cell>
          <table:table-cell office:value-type="percentage" office:value="0.23599999999999999" table:style-name="ce17">
            <text:p>23,60%</text:p>
          </table:table-cell>
          <table:table-cell office:value-type="float" office:value="70317" table:style-name="ce16">
            <text:p>70317</text:p>
          </table:table-cell>
          <table:table-cell office:value-type="percentage" office:value="0.3" table:style-name="ce18">
            <text:p>30%</text:p>
          </table:table-cell>
          <table:table-cell office:value-type="float" office:value="23366" table:style-name="ce16">
            <text:p>23366</text:p>
          </table:table-cell>
          <table:table-cell office:value-type="percentage" office:value="9.9000000000000005E-2" table:style-name="ce17">
            <text:p>9,90%</text:p>
          </table:table-cell>
          <table:table-cell office:value-type="float" office:value="30994" table:style-name="ce16">
            <text:p>30994</text:p>
          </table:table-cell>
          <table:table-cell office:value-type="percentage" office:value="0.13100000000000001" table:style-name="ce17">
            <text:p>13,10%</text:p>
          </table:table-cell>
          <table:table-cell office:value-type="float" office:value="54910" table:style-name="ce19">
            <text:p>54910</text:p>
          </table:table-cell>
          <table:table-cell office:value-type="percentage" office:value="0.23400000000000001" table:style-name="ce17">
            <text:p>23,40%</text:p>
          </table:table-cell>
          <table:table-cell table:number-columns-repeated="16372" table:style-name="ce1"/>
        </table:table-row>
        <table:table-row table:style-name="ro4">
          <table:table-cell office:value-type="float" office:value="3" table:formula="msoxl:=A7+1" table:style-name="ce20">
            <text:p>3</text:p>
          </table:table-cell>
          <table:table-cell office:value-type="string" table:style-name="ce21">
            <text:p>Suku Mayoritas</text:p>
          </table:table-cell>
          <table:table-cell office:value-type="string" table:number-columns-spanned="2" table:number-rows-spanned="1" table:style-name="ce38">
            <text:p>Tionghoa</text:p>
          </table:table-cell>
          <table:covered-table-cell/>
          <table:table-cell office:value-type="string" table:number-columns-spanned="2" table:number-rows-spanned="1" table:style-name="ce38">
            <text:p>Melayu</text:p>
          </table:table-cell>
          <table:covered-table-cell/>
          <table:table-cell office:value-type="string" table:number-columns-spanned="2" table:number-rows-spanned="1" table:style-name="ce38">
            <text:p>Dayak - Tionghoa</text:p>
          </table:table-cell>
          <table:covered-table-cell/>
          <table:table-cell office:value-type="string" table:number-columns-spanned="2" table:number-rows-spanned="1" table:style-name="ce38">
            <text:p>Melayu</text:p>
          </table:table-cell>
          <table:covered-table-cell/>
          <table:table-cell office:value-type="string" table:number-columns-spanned="2" table:number-rows-spanned="1" table:style-name="ce38">
            <text:p>Tionghoa</text:p>
          </table:table-cell>
          <table:covered-table-cell/>
          <table:table-cell table:number-columns-repeated="16372" table:style-name="ce1"/>
        </table:table-row>
        <table:table-row table:style-name="ro6">
          <table:table-cell office:value-type="float" office:value="4" table:formula="msoxl:=A8+1" table:style-name="ce23">
            <text:p>4</text:p>
          </table:table-cell>
          <table:table-cell office:value-type="string" table:style-name="ce24">
            <text:p>Masa Pendataan</text:p>
          </table:table-cell>
          <table:table-cell office:value-type="string" table:number-columns-spanned="2" table:number-rows-spanned="1" table:style-name="ce39">
            <text:p>awal Maret - medio April 2021 (1,5 bulan)</text:p>
          </table:table-cell>
          <table:covered-table-cell/>
          <table:table-cell office:value-type="string" table:number-columns-spanned="2" table:number-rows-spanned="1" table:style-name="ce40">
            <text:p>April - Mei 2021 (15 hari)</text:p>
          </table:table-cell>
          <table:covered-table-cell/>
          <table:table-cell office:value-type="string" table:number-columns-spanned="2" table:number-rows-spanned="1" table:style-name="ce39">
            <text:p>medio Juni - awal Juli 2021 <text:s text:c="9"/>(2 minggu)</text:p>
          </table:table-cell>
          <table:covered-table-cell/>
          <table:table-cell office:value-type="string" table:number-columns-spanned="2" table:number-rows-spanned="1" table:style-name="ce40">
            <text:p>medio April 2021 (1 minggu)</text:p>
          </table:table-cell>
          <table:covered-table-cell/>
          <table:table-cell office:value-type="string" table:number-columns-spanned="2" table:number-rows-spanned="1" table:style-name="ce39">
            <text:p>Mei - Juni 2021 (2 bulan)</text:p>
          </table:table-cell>
          <table:covered-table-cell/>
          <table:table-cell table:number-columns-repeated="16372" table:style-name="ce1"/>
        </table:table-row>
        <table:table-row table:style-name="ro4">
          <table:table-cell office:value-type="float" office:value="5" table:formula="msoxl:=A9+1" table:style-name="ce20">
            <text:p>5</text:p>
          </table:table-cell>
          <table:table-cell office:value-type="string" table:style-name="ce21">
            <text:p>Jumlah Altar Terdata (sementara)</text:p>
          </table:table-cell>
          <table:table-cell office:value-type="float" office:value="303" table:style-name="ce22">
            <text:p>303</text:p>
          </table:table-cell>
          <table:table-cell office:value-type="percentage" office:value="0.28639999999999999" table:style-name="ce25">
            <text:p>28,64%</text:p>
          </table:table-cell>
          <table:table-cell office:value-type="float" office:value="110" table:style-name="ce22">
            <text:p>110</text:p>
          </table:table-cell>
          <table:table-cell office:value-type="percentage" office:value="0.104" table:style-name="ce25">
            <text:p>10,40%</text:p>
          </table:table-cell>
          <table:table-cell office:value-type="float" office:value="104" table:style-name="ce22">
            <text:p>104</text:p>
          </table:table-cell>
          <table:table-cell office:value-type="percentage" office:value="9.8199999999999996E-2" table:style-name="ce25">
            <text:p>9,82%</text:p>
          </table:table-cell>
          <table:table-cell office:value-type="float" office:value="39" table:style-name="ce22">
            <text:p>39</text:p>
          </table:table-cell>
          <table:table-cell office:value-type="percentage" office:value="3.6900000000000002E-2" table:style-name="ce25">
            <text:p>3,69%</text:p>
          </table:table-cell>
          <table:table-cell office:value-type="float" office:value="502" table:style-name="ce26">
            <text:p>502</text:p>
          </table:table-cell>
          <table:table-cell office:value-type="percentage" office:value="0.47449999999999998" table:style-name="ce27">
            <text:p>47,45%</text:p>
          </table:table-cell>
          <table:table-cell table:number-columns-repeated="16372" table:style-name="ce1"/>
        </table:table-row>
        <table:table-row table:style-name="ro4">
          <table:table-cell office:value-type="float" office:value="6" table:formula="msoxl:=A10+1" table:number-columns-spanned="1" table:number-rows-spanned="2" table:style-name="ce41">
            <text:p>6</text:p>
          </table:table-cell>
          <table:table-cell office:value-type="string" table:number-columns-spanned="1" table:number-rows-spanned="2" table:style-name="ce42">
            <text:p>Jumlah Peserta Ritual Cap Go Meh Tahun 2021</text:p>
          </table:table-cell>
          <table:table-cell office:value-type="float" office:value="301" table:style-name="ce28">
            <text:p>301</text:p>
          </table:table-cell>
          <table:table-cell office:value-type="percentage" office:value="0.34599999999999997" table:style-name="ce29">
            <text:p>34,60%</text:p>
          </table:table-cell>
          <table:table-cell office:value-type="float" office:value="125" table:style-name="ce28">
            <text:p>125</text:p>
          </table:table-cell>
          <table:table-cell office:value-type="percentage" office:value="0.14399999999999999" table:style-name="ce29">
            <text:p>14,40%</text:p>
          </table:table-cell>
          <table:table-cell office:value-type="float" office:value="136" table:style-name="ce30">
            <text:p>136</text:p>
          </table:table-cell>
          <table:table-cell office:value-type="percentage" office:value="0.156" table:style-name="ce29">
            <text:p>15,60%</text:p>
          </table:table-cell>
          <table:table-cell office:value-type="float" office:value="34" table:style-name="ce30">
            <text:p>34</text:p>
          </table:table-cell>
          <table:table-cell office:value-type="percentage" office:value="3.9E-2" table:style-name="ce29">
            <text:p>3,90%</text:p>
          </table:table-cell>
          <table:table-cell office:value-type="float" office:value="274" table:style-name="ce28">
            <text:p>274</text:p>
          </table:table-cell>
          <table:table-cell office:value-type="percentage" office:value="0.315" table:style-name="ce29">
            <text:p>31,50%</text:p>
          </table:table-cell>
          <table:table-cell table:number-columns-repeated="16372" table:style-name="ce1"/>
        </table:table-row>
        <table:table-row table:style-name="ro7">
          <table:covered-table-cell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office:value-type="string" table:number-columns-spanned="2" table:number-rows-spanned="1" table:style-name="ce44">
            <text:p>Termasuk Kec. Monterado dan Kec. Samalantan, Kab. Bengkayang</text:p>
          </table:table-cell>
          <table:covered-table-cell/>
          <table:table-cell table:number-columns-spanned="2" table:number-rows-spanned="1" table:style-name="ce43"/>
          <table:covered-table-cell/>
          <table:table-cell office:value-type="string" table:number-columns-spanned="2" table:number-rows-spanned="1" table:style-name="ce44">
            <text:p>Termasuk Kec. Sungai Raya Kepulauan, Kab. Bengkayang</text:p>
          </table:table-cell>
          <table:covered-table-cell/>
          <table:table-cell table:number-columns-repeated="1012" table:style-name="ce2"/>
          <table:table-cell table:number-columns-repeated="15360"/>
        </table:table-row>
        <table:table-row table:style-name="ro8">
          <table:table-cell office:value-type="float" office:value="7" table:formula="msoxl:=A11+1" table:number-columns-spanned="1" table:number-rows-spanned="6" table:style-name="ce45">
            <text:p>7</text:p>
          </table:table-cell>
          <table:table-cell office:value-type="string" table:number-columns-spanned="1" table:number-rows-spanned="6" table:style-name="ce46">
            <text:p>Catatan Khusus</text:p>
          </table:table-cell>
          <table:table-cell office:value-type="string" table:number-columns-spanned="2" table:number-rows-spanned="1" table:style-name="ce47">
            <text:p>1. Pusat Perkotaan</text:p>
          </table:table-cell>
          <table:covered-table-cell/>
          <table:table-cell office:value-type="string" table:number-columns-spanned="2" table:number-rows-spanned="1" table:style-name="ce47">
            <text:p>1. Pusat Perkotaan</text:p>
          </table:table-cell>
          <table:covered-table-cell/>
          <table:table-cell office:value-type="string" table:number-columns-spanned="2" table:number-rows-spanned="1" table:style-name="ce48">
            <text:p>1. Pegunungan / Perkebunan</text:p>
          </table:table-cell>
          <table:covered-table-cell/>
          <table:table-cell office:value-type="string" table:number-columns-spanned="2" table:number-rows-spanned="1" table:style-name="ce48">
            <text:p>1. Perkebunan / Persawahan</text:p>
          </table:table-cell>
          <table:covered-table-cell/>
          <table:table-cell office:value-type="string" table:number-columns-spanned="2" table:number-rows-spanned="1" table:style-name="ce47">
            <text:p>1. Pegunungan / Perkebunan</text:p>
          </table:table-cell>
          <table:covered-table-cell/>
          <table:table-cell table:style-name="ce31"/>
          <table:table-cell table:number-columns-repeated="16371" table:style-name="ce1"/>
        </table:table-row>
        <table:table-row table:style-name="ro9">
          <table:covered-table-cell/>
          <table:covered-table-cell/>
          <table:table-cell office:value-type="string" table:number-columns-spanned="2" table:number-rows-spanned="1" table:style-name="ce49">
            <text:p>2. Banyak altar dalam rumah / ruko dan tidak tampak dari luar</text:p>
          </table:table-cell>
          <table:covered-table-cell/>
          <table:table-cell office:value-type="string" table:number-columns-spanned="2" table:number-rows-spanned="1" table:style-name="ce49">
            <text:p>2. Altar terkonsentrasi di Gudang Tama / ex. Pengungsian</text:p>
          </table:table-cell>
          <table:covered-table-cell/>
          <table:table-cell office:value-type="string" table:number-columns-spanned="2" table:number-rows-spanned="1" table:style-name="ce50">
            <text:p>2. Banyak altar persembah-yangan pohon / batu</text:p>
          </table:table-cell>
          <table:covered-table-cell/>
          <table:table-cell office:value-type="string" table:number-columns-spanned="2" table:number-rows-spanned="1" table:style-name="ce50">
            <text:p>2. Banyak terdapat persembah-yangan Kham / mini altar</text:p>
          </table:table-cell>
          <table:covered-table-cell/>
          <table:table-cell office:value-type="string" table:number-columns-spanned="2" table:number-rows-spanned="1" table:style-name="ce49">
            <text:p>2. Banyak altar persembah-yangan pohon / batu</text:p>
          </table:table-cell>
          <table:covered-table-cell/>
          <table:table-cell table:style-name="ce32"/>
          <table:table-cell table:number-columns-repeated="1011" table:style-name="ce2"/>
          <table:table-cell table:number-columns-repeated="15360"/>
        </table:table-row>
        <table:table-row table:style-name="ro10">
          <table:covered-table-cell/>
          <table:covered-table-cell/>
          <table:table-cell office:value-type="string" table:number-columns-spanned="2" table:number-rows-spanned="1" table:style-name="ce50">
            <text:p>3. Terdapat 13 Pantak Dayak</text:p>
          </table:table-cell>
          <table:covered-table-cell/>
          <table:table-cell office:value-type="string" table:number-columns-spanned="2" table:number-rows-spanned="1" table:style-name="ce50">
            <text:p>3. Terdapat 2 Pantak Dayak</text:p>
          </table:table-cell>
          <table:covered-table-cell/>
          <table:table-cell office:value-type="string" table:number-columns-spanned="2" table:number-rows-spanned="1" table:style-name="ce50">
            <text:p>3. Terdapat beberapa bangunan altar Dayak</text:p>
          </table:table-cell>
          <table:covered-table-cell/>
          <table:table-cell office:value-type="string" table:number-columns-spanned="2" table:number-rows-spanned="1" table:style-name="ce50">
            <text:p>3. Hanya terdapat 1 Pantak Dayak</text:p>
          </table:table-cell>
          <table:covered-table-cell/>
          <table:table-cell office:value-type="string" table:number-columns-spanned="2" table:number-rows-spanned="1" table:style-name="ce50">
            <text:p>3. Terdapat 14 Pantak Dayak</text:p>
          </table:table-cell>
          <table:covered-table-cell/>
          <table:table-cell table:style-name="ce32"/>
          <table:table-cell table:number-columns-repeated="1011" table:style-name="ce2"/>
          <table:table-cell table:number-columns-repeated="15360"/>
        </table:table-row>
        <table:table-row table:style-name="ro7">
          <table:covered-table-cell/>
          <table:covered-table-cell/>
          <table:table-cell office:value-type="string" table:number-columns-spanned="2" table:number-rows-spanned="1" table:style-name="ce50">
            <text:p>4. Beberapa altar belum terdata karena Pemilik / Tathung berada di luar Singkawang</text:p>
          </table:table-cell>
          <table:covered-table-cell/>
          <table:table-cell office:value-type="string" table:number-columns-spanned="2" table:number-rows-spanned="1" table:style-name="ce50">
            <text:p>4. Sebagian besar altar sudah terdata</text:p>
          </table:table-cell>
          <table:covered-table-cell/>
          <table:table-cell office:value-type="string" table:number-columns-spanned="2" table:number-rows-spanned="1" table:style-name="ce50">
            <text:p>4. Beberapa altar belum terdata karena Pemilik / Tathung berada di luar Singkawang</text:p>
          </table:table-cell>
          <table:covered-table-cell/>
          <table:table-cell office:value-type="string" table:number-columns-spanned="2" table:number-rows-spanned="1" table:style-name="ce50">
            <text:p>4. Sebagian besar altar sudah terdata</text:p>
          </table:table-cell>
          <table:covered-table-cell/>
          <table:table-cell office:value-type="string" table:number-columns-spanned="2" table:number-rows-spanned="1" table:style-name="ce50">
            <text:p>4. Beberapa altar belum terdata karena Pemilik / Tathung berada di luar Singkawang</text:p>
          </table:table-cell>
          <table:covered-table-cell/>
          <table:table-cell table:style-name="ce32"/>
          <table:table-cell table:number-columns-repeated="1011" table:style-name="ce2"/>
          <table:table-cell table:number-columns-repeated="15360"/>
        </table:table-row>
        <table:table-row table:style-name="ro11">
          <table:covered-table-cell/>
          <table:covered-table-cell/>
          <table:table-cell table:number-columns-spanned="2" table:number-rows-spanned="1" table:style-name="ce51"/>
          <table:covered-table-cell/>
          <table:table-cell table:number-columns-spanned="2" table:number-rows-spanned="1" table:style-name="ce52"/>
          <table:covered-table-cell/>
          <table:table-cell office:value-type="string" table:number-columns-spanned="2" table:number-rows-spanned="1" table:style-name="ce50">
            <text:p>5. Beberapa medan sulit dijangkau / terpencil</text:p>
          </table:table-cell>
          <table:covered-table-cell/>
          <table:table-cell table:number-columns-spanned="2" table:number-rows-spanned="1" table:style-name="ce52"/>
          <table:covered-table-cell/>
          <table:table-cell office:value-type="string" table:number-columns-spanned="2" table:number-rows-spanned="1" table:style-name="ce50">
            <text:p>5. Beberapa medan sulit dijangkau / terpencil</text:p>
          </table:table-cell>
          <table:covered-table-cell/>
          <table:table-cell table:style-name="ce32"/>
          <table:table-cell table:number-columns-repeated="16371"/>
        </table:table-row>
        <table:table-row table:style-name="ro12">
          <table:covered-table-cell/>
          <table:covered-table-cell/>
          <table:table-cell table:number-columns-spanned="2" table:number-rows-spanned="1" table:style-name="ce53"/>
          <table:covered-table-cell/>
          <table:table-cell table:number-columns-spanned="2" table:number-rows-spanned="1" table:style-name="ce53"/>
          <table:covered-table-cell/>
          <table:table-cell table:number-columns-spanned="2" table:number-rows-spanned="1" table:style-name="ce53"/>
          <table:covered-table-cell/>
          <table:table-cell table:number-columns-spanned="2" table:number-rows-spanned="1" table:style-name="ce53"/>
          <table:covered-table-cell/>
          <table:table-cell office:value-type="string" table:number-columns-spanned="2" table:number-rows-spanned="1" table:style-name="ce54">
            <text:p>6. Banyak anjing yang mengganggu tugas pendataan</text:p>
          </table:table-cell>
          <table:covered-table-cell/>
          <table:table-cell table:style-name="ce32"/>
          <table:table-cell table:number-columns-repeated="16371"/>
        </table:table-row>
        <table:table-row table:style-name="ro13">
          <table:table-cell table:style-name="ce33"/>
          <table:table-cell table:style-name="ce2"/>
          <table:table-cell table:number-columns-repeated="10" table:style-name="ce3"/>
          <table:table-cell table:number-columns-repeated="1012" table:style-name="ce2"/>
          <table:table-cell table:number-columns-repeated="15360"/>
        </table:table-row>
        <table:table-row table:number-rows-repeated="1048557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  <style:font-face style:name="Times New Roman" svg:font-family="&quot;Times New Roman&quot;"/>
    <style:font-face style:name="Albatross" svg:font-family="Albatross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 number:language="en" number:country="ID">
      <number:number number:min-integer-digits="1"/>
    </number:number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$</number:text>
      <number:number number:decimal-places="2" number:min-integer-digits="1" number:grouping="true"/>
    </number:number-style>
    <number:number-style style:name="N38">
      <style:text-properties fo:color="#FF0000"/>
      <number:text>-$</number:text>
      <number:number number:decimal-places="2" number:min-integer-digits="1" number:grouping="true"/>
      <style:map style:condition="value()&gt;=0" style:apply-style-name="N38P0"/>
    </number:number-style>
    <style:style style:name="Comma_32__91_0_93_" style:display-name="Comma [0]" style:family="table-cell" style:data-style-name="N37"/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er</meta:initial-creator>
    <dc:creator>User</dc:creator>
    <meta:creation-date>2020-10-13T14:21:05Z</meta:creation-date>
    <dc:date>2021-08-06T11:37:37Z</dc:date>
    <meta:print-date>2021-07-20T07:30:05Z</meta:print-date>
    <meta:editing-cycles>5</meta:editing-cycles>
    <meta:editing-duration>PT3766S</meta:editing-duration>
  </office:meta>
</office:document-meta>
</file>